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3799in" style:auto-text-indent="false"/>
    </style:style>
    <style:style style:name="P5" style:family="paragraph" style:parent-style-name="Standard">
      <style:paragraph-properties fo:margin-left="0in" fo:margin-right="2.1689in" fo:text-align="end" style:justify-single-word="false" fo:text-indent="0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 style:font-size-asian="10.5pt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 N I V E R S I T Y <text:s text:c="3"/>O F <text:s text:c="3"/>P A T R A S </text:p>
      <text:p text:style-name="Standard">SCHOOL OF ENGINEERING </text:p>
      <text:p text:style-name="Standard">Department of Computer Engineering &amp; Informatics </text:p>
      <text:p text:style-name="Standard"/>
      <text:p text:style-name="Standard">www.ceid.upatras.gr </text:p>
      <text:p text:style-name="Standard"/>
      <text:p text:style-name="Standard"/>
      <text:p text:style-name="P1"><text:s text:c="30"/>Patras, 14-11-2005 </text:p>
      <text:p text:style-name="P1"><text:s text:c="30"/>Protocol Number: 3240 </text:p>
      <text:p text:style-name="P1"/>
      <text:p text:style-name="P1">To: Mr. Menelaos Perdikeas </text:p>
      <text:p text:style-name="Standard"/>
      <text:p text:style-name="Standard"/>
      <text:p text:style-name="P3">C <text:s/>E <text:s/>R <text:s/>T <text:s/>I <text:s/>F <text:s/>I <text:s/>C <text:s/>A <text:s/>T <text:s/>E </text:p>
      <text:p text:style-name="P3">(to whom it may concern) </text:p>
      <text:p text:style-name="P2"/>
      <text:p text:style-name="P2"/>
      <text:p text:style-name="P4">The Secretary of the Computer Engineering and Informatics Department certifies that Mr. Menelaos Perdikeas (father's name: Konstantinos) was admitted into our department in the 1992-1993 academic year <text:span text:style-name="T1">1st in his class</text:span> and graduated on July 22<text:span text:style-name="T2">nd</text:span>, 1997, <text:span text:style-name="T1">2nd in his class</text:span><text:span text:style-name="T3"> </text:span>(graduation order). </text:p>
      <text:p text:style-name="P2"/>
      <text:p text:style-name="P2"/>
      <text:p text:style-name="P5">The School's Secretary </text:p>
      <text:p text:style-name="P5"/>
      <text:p text:style-name="P5">Zoi I. Kanelopoulou </text:p>
      <text:p text:style-name="P5">(stamp &amp; 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elaus </meta:initial-creator>
    <meta:creation-date>2016-05-21T07:31:20</meta:creation-date>
    <dc:date>2016-05-21T11:13:42</dc:date>
    <dc:creator>Menelaus </dc:creator>
    <meta:editing-duration>PT3M26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13" meta:word-count="105" meta:character-count="669" meta:non-whitespace-character-count="489"/>
  </office:meta>
</office:document-meta>
</file>